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40a" officeooo:paragraph-rsid="001d340a"/>
    </style:style>
    <style:style style:name="P2" style:family="paragraph" style:parent-style-name="Standard">
      <style:paragraph-properties style:border-line-width-bottom="0.026cm 0.026cm 0.088cm" fo:padding="0.074cm" fo:border-left="none" fo:border-right="none" fo:border-top="none" fo:border-bottom="4pt double #000000" style:join-border="false"/>
      <style:text-properties officeooo:rsid="001d340a" officeooo:paragraph-rsid="001d34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1</text:p>
      <text:p text:style-name="P1"/>
      <text:p text:style-name="P2">exercise 1:</text:p>
      <text:p text:style-name="P1"/>
      <text:p text:style-name="P1"/>
      <text:p text:style-name="P1">count=1</text:p>
      <text:p text:style-name="P1">for i in $(cat /etc/passwd | cut -d":" -f1,1)</text:p>
      <text:p text:style-name="P1">do</text:p>
      <text:p text:style-name="P1"><text:s text:c="8"/>echo "USER" <text:s/>“#”$count "=" $i</text:p>
      <text:p text:style-name="P1"><text:s text:c="8"/>((count = count + 1))</text:p>
      <text:p text:style-name="P1">done</text:p>
      <text:p text:style-name="P1"/>
      <text:p text:style-name="P1">(base) cse-185001084@CCL-19:~$ printuser </text:p>
      <text:p text:style-name="P1">USER #1 = root</text:p>
      <text:p text:style-name="P1">USER #2 = daemon</text:p>
      <text:p text:style-name="P1">USER #3 = bin</text:p>
      <text:p text:style-name="P1">USER #4 = sys</text:p>
      <text:p text:style-name="P1">USER #5 = sync</text:p>
      <text:p text:style-name="P1">USER #6 = games</text:p>
      <text:p text:style-name="P1">USER #7 = man</text:p>
      <text:p text:style-name="P1">USER #8 = lp</text:p>
      <text:p text:style-name="P1">USER #9 = mail</text:p>
      <text:p text:style-name="P1">USER #10 = news</text:p>
      <text:p text:style-name="P1">USER #11 = uucp</text:p>
      <text:p text:style-name="P1">USER #12 = proxy</text:p>
      <text:p text:style-name="P1">USER #13 = www-data</text:p>
      <text:p text:style-name="P1">USER #14 = backup</text:p>
      <text:p text:style-name="P1">USER #15 = list</text:p>
      <text:p text:style-name="P1">USER #16 = irc</text:p>
      <text:p text:style-name="P1">USER #17 = gnats</text:p>
      <text:p text:style-name="P1">USER #18 = nobody</text:p>
      <text:p text:style-name="P1">USER #19 = systemd-timesync</text:p>
      <text:p text:style-name="P1">USER #20 = systemd-network</text:p>
      <text:p text:style-name="P1">USER #21 = systemd-resolve</text:p>
      <text:p text:style-name="P1">USER #22 = systemd-bus-proxy</text:p>
      <text:p text:style-name="P1">USER #23 = syslog</text:p>
      <text:p text:style-name="P1">USER #24 = _apt</text:p>
      <text:p text:style-name="P1">USER #25 = messagebus</text:p>
      <text:p text:style-name="P1">USER #26 = uuidd</text:p>
      <text:p text:style-name="P1">USER #27 = lightdm</text:p>
      <text:p text:style-name="P1">USER #28 = whoopsie</text:p>
      <text:p text:style-name="P1">USER #29 = avahi-autoipd</text:p>
      <text:p text:style-name="P1">USER #30 = avahi</text:p>
      <text:p text:style-name="P1">USER #31 = dnsmasq</text:p>
      <text:p text:style-name="P1">USER #32 = colord</text:p>
      <text:p text:style-name="P1">USER #33 = speech-dispatcher</text:p>
      <text:p text:style-name="P1">USER #34 = hplip</text:p>
      <text:p text:style-name="P1">USER #35 = kernoops</text:p>
      <text:p text:style-name="P1">USER #36 = pulse</text:p>
      <text:p text:style-name="P1">USER #37 = rtkit</text:p>
      <text:p text:style-name="P1">USER #38 = saned</text:p>
      <text:p text:style-name="P1">USER #39 = usbmux</text:p>
      <text:p text:style-name="P1"><text:soft-page-break/>USER #40 = ccl-19</text:p>
      <text:p text:style-name="P1">USER #41 = csec19</text:p>
      <text:p text:style-name="P1">USER #42 = csec59</text:p>
      <text:p text:style-name="P1">USER #43 = csec99</text:p>
      <text:p text:style-name="P1">USER #44 = cse-185001084</text:p>
      <text:p text:style-name="P1">USER #45 = csea19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9:51:23.778645199</meta:creation-date>
    <dc:date>2019-09-17T20:12:27.212708140</dc:date>
    <meta:editing-duration>PT10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209" meta:character-count="982" meta:non-whitespace-character-count="809"/>
  </office:meta>
</office:document-meta>
</file>